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c58e" officeooo:paragraph-rsid="000dc58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c58e" officeooo:paragraph-rsid="000dc58e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dc58e" officeooo:paragraph-rsid="000dc58e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e67a4" officeooo:paragraph-rsid="000e6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67a4" officeooo:paragraph-rsid="000e67a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c58e" officeooo:paragraph-rsid="000dc58e" style:font-weight-asian="normal" style:font-weight-complex="normal"/>
    </style:style>
    <style:style style:name="P7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fo:font-weight="normal" officeooo:rsid="00113469" officeooo:paragraph-rsid="00113469" style:font-weight-asian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weight="normal" officeooo:rsid="00113469" officeooo:paragraph-rsid="00113469" style:font-weight-asian="normal" style:font-weight-complex="normal"/>
    </style:style>
    <style:style style:name="P9" style:family="paragraph" style:parent-style-name="Standard" style:list-style-name="L10">
      <style:paragraph-properties fo:text-align="start" style:justify-single-word="false"/>
      <style:text-properties fo:font-weight="normal" officeooo:rsid="0012d26c" officeooo:paragraph-rsid="0017f73a" style:font-weight-asian="normal" style:font-weight-complex="normal"/>
    </style:style>
    <style:style style:name="P10" style:family="paragraph" style:parent-style-name="Standard" style:list-style-name="L11">
      <style:paragraph-properties fo:text-align="start" style:justify-single-word="false"/>
      <style:text-properties fo:font-weight="normal" officeooo:rsid="0014a27d" officeooo:paragraph-rsid="0014a27d" style:font-weight-asian="normal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normal" officeooo:rsid="0014a27d" officeooo:paragraph-rsid="0014a27d" style:font-weight-asian="normal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weight="normal" officeooo:rsid="0014a27d" officeooo:paragraph-rsid="0014a27d" style:font-weight-asian="normal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normal" officeooo:rsid="0014a27d" officeooo:paragraph-rsid="0016ded0" style:font-weight-asian="normal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weight="normal" officeooo:rsid="0014a27d" officeooo:paragraph-rsid="0017f73a" style:font-weight-asian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weight="normal" officeooo:rsid="00158a07" officeooo:paragraph-rsid="00158a07" style:font-weight-asian="normal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fo:font-weight="normal" officeooo:rsid="00158a07" officeooo:paragraph-rsid="0017f73a" style:font-weight-asian="normal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weight="normal" officeooo:rsid="0016ded0" officeooo:paragraph-rsid="0016ded0" style:font-weight-asian="normal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weight="normal" officeooo:rsid="0017f73a" officeooo:paragraph-rsid="0017f73a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normal" officeooo:rsid="0017f73a" officeooo:paragraph-rsid="0017f73a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0e790f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113469" officeooo:paragraph-rsid="0017f73a"/>
    </style:style>
    <style:style style:name="P22" style:family="paragraph" style:parent-style-name="Standard">
      <style:paragraph-properties fo:text-align="start" style:justify-single-word="false"/>
      <style:text-properties officeooo:rsid="00113469" officeooo:paragraph-rsid="000dc58e"/>
    </style:style>
    <style:style style:name="P23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weight="bold" officeooo:rsid="000e67a4" officeooo:paragraph-rsid="000e67a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fo:font-weight="bold" officeooo:rsid="000e67a4" officeooo:paragraph-rsid="000e67a4" style:font-weight-asian="bold" style:font-weight-complex="bold"/>
    </style:style>
    <style:style style:name="T1" style:family="text">
      <style:text-properties officeooo:rsid="000e67a4"/>
    </style:style>
    <style:style style:name="T2" style:family="text">
      <style:text-properties fo:font-weight="bold" officeooo:rsid="000e790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c58e" style:font-weight-asian="normal" style:font-weight-complex="normal"/>
    </style:style>
    <style:style style:name="T5" style:family="text">
      <style:text-properties fo:font-weight="normal" officeooo:rsid="00158a07" style:font-weight-asian="normal" style:font-weight-complex="normal"/>
    </style:style>
    <style:style style:name="T6" style:family="text">
      <style:text-properties fo:font-weight="normal" officeooo:rsid="0017f73a" style:font-weight-asian="normal" style:font-weight-complex="normal"/>
    </style:style>
    <style:style style:name="T7" style:family="text">
      <style:text-properties officeooo:rsid="00132433"/>
    </style:style>
    <style:style style:name="T8" style:family="text">
      <style:text-properties officeooo:rsid="00143b2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7f73a" style:font-style-asian="normal" style:font-style-complex="normal"/>
    </style:style>
    <style:style style:name="T12" style:family="text">
      <style:text-properties officeooo:rsid="00158a07"/>
    </style:style>
    <style:style style:name="T13" style:family="text">
      <style:text-properties officeooo:rsid="0016ded0"/>
    </style:style>
    <style:style style:name="T14" style:family="text">
      <style:text-properties officeooo:rsid="0017f73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Research Methods</text:p>
      <text:p text:style-name="P1">Peer Review</text:p>
      <text:p text:style-name="P1"/>
      <text:list xml:id="list590498740" text:style-name="L2">
        <text:list-item>
          <text:p text:style-name="P20"><text:span text:style-name="T2">Paper Title: <text:s/></text:span>An algorithm for DNA read alignment on quantum accelerators</text:p>
        </text:list-item>
        <text:list-item>
          <text:p text:style-name="P20"><text:span text:style-name="T2">Authors: <text:s/></text:span>Aritra Sarkar, Zaid Al-Ars, Carmen G. Almudever, Koen Bertels Department of Quantum &amp; Computer Engineering Delft University of Technology, The Netherlands</text:p>
        </text:list-item>
        <text:list-item>
          <text:p text:style-name="P20"><text:span text:style-name="T2">Link: <text:s/></text:span><text:a xlink:type="simple" xlink:href="https://arxiv.org/pdf/1909.05563.pdf" text:style-name="Internet_20_link" text:visited-style-name="Visited_20_Internet_20_Link"><text:span text:style-name="T2">https://arxiv.org/pdf/1909.05563.pdf</text:span></text:a></text:p>
        </text:list-item>
      </text:list>
      <text:p text:style-name="P1"/>
      <text:list xml:id="list1896910107" text:style-name="L1">
        <text:list-item>
          <text:p text:style-name="P3">Key Results: please summarize what you consider to be the outstanding features of the work.</text:p>
        </text:list-item>
      </text:list>
      <text:p text:style-name="P22"><text:span text:style-name="T3"/></text:p>
      <text:list xml:id="list4094407142" text:style-name="L3">
        <text:list-item>
          <text:p text:style-name="P21"><text:span text:style-name="T5">While this is mostly proof-of-concept/correctness, it’s </text:span><text:span text:style-name="T6">great to the types of applications and potential speedups that will be possible with </text:span><text:span text:style-name="T3">quantum computing.</text:span></text:p>
        </text:list-item>
        <text:list-item>
          <text:p text:style-name="P21"><text:span text:style-name="T6">The algorithm methodology is reasonably well-explained.</text:span><text:span text:style-name="T3"><text:line-break/></text:span></text:p>
        </text:list-item>
      </text:list>
      <text:p text:style-name="P6"/>
      <text:list xml:id="list224015499569533" text:continue-list="list1896910107" text:style-name="L1">
        <text:list-item>
          <text:p text:style-name="P3">Validity: Does the manuscript have flaws which should prohibit its publication? If so, provide details.</text:p>
        </text:list-item>
      </text:list>
      <text:p text:style-name="P2"/>
      <text:list xml:id="list537940768" text:style-name="L5">
        <text:list-item>
          <text:p text:style-name="P19"><text:span text:style-name="T11">N</text:span><text:span text:style-name="T10">o, no overwhelming flaws in research methods or results.</text:span></text:p>
        </text:list-item>
      </text:list>
      <text:p text:style-name="P2"/>
      <text:p text:style-name="P2"/>
      <text:list xml:id="list224015912411015" text:continue-list="list224015499569533" text:style-name="L1">
        <text:list-item>
          <text:p text:style-name="P3">Originality &amp; Significance: If the conclusions are not original, please provide relevant references. On a more subjective note, do you feel that the results presented are of immediate interest to many people in your discipline, or to people from several disciplines?</text:p>
        </text:list-item>
      </text:list>
      <text:p text:style-name="P2"/>
      <text:list xml:id="list793851044" text:style-name="L6">
        <text:list-item>
          <text:p text:style-name="P8">Yes, <text:span text:style-name="T8">while much of the promise of quantum computing revolution still feels far away, exploration into the implementation of scalable quantum algorithms is a critical step in this burgeoning field. <text:s/>And the addition of finding practical and interdisciplinary applications serves to help drive interest in its future.</text:span></text:p>
        </text:list-item>
      </text:list>
      <text:p text:style-name="P2"/>
      <text:p text:style-name="P2"/>
      <text:list xml:id="list224015141877536" text:continue-list="list224015912411015" text:style-name="L1">
        <text:list-item>
          <text:p text:style-name="P3">Data &amp; Methodology: Validity of approach, quality of data, quality of presentation. Please note that we expect out reviewers to review all data, including supplementary information.</text:p>
        </text:list-item>
      </text:list>
      <text:p text:style-name="P2"/>
      <text:list xml:id="list2087712829" text:style-name="L7">
        <text:list-item>
          <text:p text:style-name="P11">Presentation of the data was good. <text:s/>Unfortunately, because the data was most theoretical or proof-of-correctness, there wasn’t much for results. </text:p>
        </text:list-item>
      </text:list>
      <text:p text:style-name="P2"/>
      <text:p text:style-name="P2"/>
      <text:list xml:id="list224016284652528" text:continue-list="list224015141877536" text:style-name="L1">
        <text:list-item>
          <text:p text:style-name="P3">Appropriate use of statistics and treatment of uncertainties: All error bars should be defined in the corresponding figure legends. <text:s/>Please include in your report a specific comment on the appropriateness of any statistical tests, and the accuracy of the description <text:span text:style-name="T1">of any error bars and probability values.</text:span></text:p>
        </text:list-item>
      </text:list>
      <text:p text:style-name="P2"/>
      <text:list xml:id="list2947531241" text:style-name="L8">
        <text:list-item>
          <text:p text:style-name="P12">The only <text:span text:style-name="T12">statistics in the paper are the quantum Solution State probabilities, which seems valid. <text:s/></text:span></text:p>
        </text:list-item>
      </text:list>
      <text:p text:style-name="P2"><text:soft-page-break/></text:p>
      <text:p text:style-name="P2"/>
      <text:list xml:id="list224015496063301" text:continue-list="list224016284652528" text:style-name="L1">
        <text:list-item>
          <text:p text:style-name="P4">Conclusions: Are the conclusions and data interpretation robust, valid, and reliable?</text:p>
        </text:list-item>
      </text:list>
      <text:p text:style-name="P5"/>
      <text:list xml:id="list3505520547" text:style-name="L9">
        <text:list-item>
          <text:p text:style-name="P15">The conclusions seem valid, though mostly speculative. <text:s/>The nature of the paper means there was little possibility for concrete testing. <text:s/>If, as they say, they were the first to implement such an algorithm, there is really no room for comparative analysis. <text:s/>Plus, since most of the work was done with simulation, I don’t know how effective any sort of timed tests would be. <text:s/>So comparison of classical computing methods <text:span text:style-name="T13">beyond algorithmic growth analysis may not be possible.</text:span></text:p>
        </text:list-item>
      </text:list>
      <text:p text:style-name="P5"/>
      <text:p text:style-name="P5"/>
      <text:list xml:id="list224016067279468" text:continue-list="list224015496063301" text:style-name="L1">
        <text:list-item>
          <text:p text:style-name="P4">Suggested improvements: Please list additional experiments or data that could help strengthening the work in a revision.</text:p>
        </text:list-item>
      </text:list>
      <text:p text:style-name="P5"/>
      <text:list xml:id="list1482507728" text:style-name="L10">
        <text:list-item>
          <text:p text:style-name="P13">They used the toy example of pattern matching with the pattern <text:span text:style-name="T9">CA</text:span>. <text:s/>It may have been interesting to see how those results extended to more complex patterns, <text:span text:style-name="T13">especially how it affects the Solution State.</text:span></text:p>
        </text:list-item>
        <text:list-item>
          <text:p text:style-name="P9">Depending of the journal, <text:span text:style-name="T8">this paper expected the reader to have considerable understanding of quantum computing. <text:s/>This high threshold of accessibility could be detrimental if trying to publish in a bioinformatics or interdisciplinary magazine. <text:s/>Perhaps more introduction could focus on a brief overview of quantum computing concepts.</text:span></text:p>
        </text:list-item>
        <text:list-item>
          <text:p text:style-name="P14">Some deeper explanation of the quantum gate logic would’ve been nice. <text:s/>For example, I don’t believe the <text:span text:style-name="T9">R </text:span><text:span text:style-name="T10">or </text:span><text:span text:style-name="T9">C</text:span><text:span text:style-name="T10"> gates are defined. <text:s/></text:span></text:p>
        </text:list-item>
        <text:list-item>
          <text:p text:style-name="P16"><text:span text:style-name="T10">Some more information in the “No-cloning” section </text:span><text:span text:style-name="T11">talks about needing to repeat the experiment multiple times, but no indication of number of times or potential cost.</text:span></text:p>
        </text:list-item>
      </text:list>
      <text:p text:style-name="P5"/>
      <text:p text:style-name="P5"/>
      <text:list xml:id="list224016740219836" text:continue-list="list224016067279468" text:style-name="L1">
        <text:list-item>
          <text:p text:style-name="P4">References: Does this manuscript reference previous literature appropriately?</text:p>
        </text:list-item>
      </text:list>
      <text:p text:style-name="P5"/>
      <text:list xml:id="list1575177416" text:style-name="L11">
        <text:list-item>
          <text:p text:style-name="P10">Yes, <text:span text:style-name="T13">it generally seems to be well annotated.</text:span></text:p>
        </text:list-item>
      </text:list>
      <text:p text:style-name="P5"/>
      <text:p text:style-name="P5"/>
      <text:list xml:id="list224016225439744" text:continue-list="list224016740219836" text:style-name="L1">
        <text:list-item>
          <text:p text:style-name="P4">Clarity &amp; Context: <text:s/>Is the abstract clear, accessible? <text:s/>Are abstract introductions and conclusions appropriate?</text:p>
        </text:list-item>
      </text:list>
      <text:p text:style-name="P5"/>
      <text:list xml:id="list3029863955" text:style-name="L12">
        <text:list-item>
          <text:p text:style-name="P17">Yes, the abstract does a good job explaining the contents of the paper, though it could use some </text:p>
        </text:list-item>
        <text:list-item>
          <text:p text:style-name="P17">The introduction was good, but could use more general information on quantum computing. Concepts like Hadamard gates are brought up and never exp<text:span text:style-name="T14">l</text:span>ained. <text:s/></text:p>
        </text:list-item>
        <text:list-item>
          <text:p text:style-name="P18">Conclusion is generally good. </text:p>
        </text:list-item>
        <text:list-item>
          <text:p text:style-name="P18">The conclusion and introduction seem a bit at odds with each other. <text:s/>The introduction seems to lead with the quantum computing as the primary motivation, while the conclusion starts with the genomics realm.</text:p>
        </text:list-item>
      </text:list>
      <text:p text:style-name="P5"/>
      <text:p text:style-name="P5"/>
      <text:list xml:id="list224016936320100" text:continue-list="list224016225439744" text:style-name="L1">
        <text:list-item>
          <text:p text:style-name="P23">Please indicate any particular part of the manuscript, data, or analyses that you feel is outside the scope of your expertise, or that you were unable to assess fully.</text:p>
        </text:list-item>
      </text:list>
      <text:p text:style-name="P24"/>
      <text:list xml:id="list2605096061" text:style-name="L13">
        <text:list-item>
          <text:p text:style-name="P7"><text:soft-page-break/>My understanding of quantum computing is shaky at best, so much of the <text:span text:style-name="T7">qubit and gate complexity sections were unclear to me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55:36.306656270</meta:creation-date>
    <dc:date>2019-09-18T22:40:14.532514100</dc:date>
    <meta:editing-duration>PT3H40M14S</meta:editing-duration>
    <meta:editing-cycles>5</meta:editing-cycles>
    <meta:generator>LibreOffice/6.0.4.2$MacOSX_X86_64 LibreOffice_project/9b0d9b32d5dcda91d2f1a96dc04c645c450872bf</meta:generator>
    <meta:document-statistic meta:table-count="0" meta:image-count="0" meta:object-count="0" meta:page-count="3" meta:paragraph-count="33" meta:word-count="728" meta:character-count="4665" meta:non-whitespace-character-count="3971"/>
  </office:meta>
</office:document-meta>
</file>